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text-indent="1.249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text-indent="1.251cm" style:auto-text-indent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right="-0.009cm" fo:margin-top="0cm" fo:margin-bottom="0cm" style:contextual-spacing="false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size-complex="14pt" style:font-style-complex="italic" style:font-weight-complex="bold"/>
    </style:style>
    <style:style style:name="T6" style:family="text">
      <style:text-properties style:font-name="Times New Roman" fo:font-size="14pt" style:font-size-asian="14pt" style:font-size-complex="14pt" fo:background-color="#ffffff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background-color="#ffffff" loext:char-shading-value="0" style:font-size-asian="14pt" style:font-size-complex="14pt"/>
    </style:style>
    <style:style style:name="T9" style:family="text">
      <style:text-properties style:font-name="Times New Roman" fo:font-size="14pt" fo:background-color="#ffffff" loext:char-shading-value="0" style:font-size-asian="14pt" style:font-size-complex="14pt"/>
    </style:style>
    <style:style style:name="T10" style:family="text">
      <style:text-properties style:text-position="super 58%" style:font-name="Times New Roman" fo:font-size="14pt" style:font-size-asian="14pt" style:font-size-complex="14pt"/>
    </style:style>
    <style:style style:name="T1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 СТАРОСТИ ЛАНОВЕЦЬКОЇ МІСЬКОЇ РАДИ – </text:span><text:span text:style-name="T1"/></text:p>
      <text:p text:style-name="P1" loext:marker-style-name="T1"><text:span text:style-name="T1">СІЛ </text:span><text:span text:style-name="T3">ВЕРБОВЕЦЬ, ВЛАЩИНЦІ</text:span> <text:span text:style-name="T3">ЗА 2025 РІК</text:span></text:p>
      <text:p text:style-name="P2" loext:marker-style-name="T4"><text:span text:style-name="T4">Згідно із статтею 54</text:span><text:span text:style-name="T10">1</text:span><text:span text:style-name="T4"> Закону України «Про місцеве самоврядування в Україні», Положенням про старосту Лановецької міської ради, затвердженого рішенням міської ради від 18 грудня 2020 року №27, звітую про свою роботу на посаді старости Лановецької міської ради – сіл Вербовець, Влащинці за 2025 рік. <text:s text:c="2"/></text:span></text:p>
      <text:p text:style-name="P2" loext:marker-style-name="T4"><text:span text:style-name="T4">Виконання своїх повноважень розпочав 01 січня 2021 року на підставі рішення міської ради від 03 грудня 2020 року № 09 «Про затвердження старости».</text:span><text:span text:style-name="T4"/></text:p>
      <text:p text:style-name="P2" loext:marker-style-name="T4"><text:span text:style-name="T4">До складу округу належить два села – Вербовець, Влащинці, площа, яких складає 3871 га. Загальна кількість населення 831 особа (за 2025 рік померло – </text:span><text:span text:style-name="T7">13 </text:span><text:span text:style-name="T4">осіб), домогосподарств – 521. </text:span></text:p>
      <text:p text:style-name="P2" loext:marker-style-name="T4"><text:span text:style-name="T4">На території округу розташовані 4 бюджетні установи:</text:span><text:span text:style-name="T4"/></text:p>
      <text:p text:style-name="P3" loext:marker-style-name="T4"><text:span text:style-name="T4">1) Вербовецький <text:s/>заклад загальної середньої освіти І-ІІІ ступенів (86 учнів);</text:span><text:span text:style-name="T4"/></text:p>
      <text:p text:style-name="P3" loext:marker-style-name="T4"><text:span text:style-name="T4">2) Дошкільний підрозділ Вербовецького закладу загальної середньої освіти І-ІІІ ст. (6 вихованців);</text:span><text:span text:style-name="T4"/></text:p>
      <text:p text:style-name="P3" loext:marker-style-name="T4"><text:span text:style-name="T4">3) амбулаторія загальної практики сімейної медицини с. Вербовець;</text:span><text:span text:style-name="T4"/></text:p>
      <text:p text:style-name="P3" loext:marker-style-name="T4"><text:span text:style-name="T4">4) медичний пункт тимчасового базування с.Влащинці.</text:span><text:span text:style-name="T4"/></text:p>
      <text:p text:style-name="P2" loext:marker-style-name="T4"><text:span text:style-name="T4">Відповідно до покладених на мене повноважень:</text:span><text:span text:style-name="T4"/></text:p>
      <text:p text:style-name="P5" loext:marker-style-name="T4"><text:span text:style-name="T4">1) беру <text:s/>участь в організації виконання рішень міської ради, її виконавчого комітету, розпоряджень міського голови на території відповідних сіл та в здійсненні контролю за їхнім виконанням;</text:span><text:span text:style-name="T4"/></text:p>
      <text:p text:style-name="P5" loext:marker-style-name="T4"><text:span text:style-name="T4">2) беру участь у здійсненні контролю за використанням об’єктів комунальної власності, розташованих на території відповідних сіл;</text:span><text:span text:style-name="T4"/></text:p>
      <text:p text:style-name="P5" loext:marker-style-name="T4"><text:span text:style-name="T4">3) беру участь у здійсненні контролю за станом благоустрою відповідних сіл та інформую <text:s/>міського голову, виконавчі органи міської ради про його результати;</text:span><text:span text:style-name="T4"/></text:p>
      <text:p text:style-name="P5" loext:marker-style-name="T4"><text:span text:style-name="T4">4) здійснюю <text:s/>контроль за станом довкілля, об’єктами інфраструктури, громадським правопорядком на території відповідних сіл;</text:span><text:span text:style-name="T4"/></text:p>
      <text:p text:style-name="P5" loext:marker-style-name="T4"><text:span text:style-name="T4">5) сприяю <text:s/>утворенню та діяльності органів самоорганізації населення, організації та проведенню загальних зборів, громадських слухань та інших форм безпосередньої участі громадян у вирішенні питань місцевого значення у відповідних селах;</text:span><text:span text:style-name="T4"/></text:p>
      <text:p text:style-name="P5" loext:marker-style-name="T4"><text:span text:style-name="T4">6) здійснюю <text:s/>обстеження, оцінку потреб, визначаю <text:s/>шляхи <text:s/>вирішення основних проблем, беру участь у заходах, спрямованих на подолання складних життєвих обставин, осіб, які опинилися в таких обставинах, та які проживають на території відповідних сіл;</text:span><text:span text:style-name="T4"/></text:p>
      <text:p text:style-name="P5" loext:marker-style-name="T4"><text:span text:style-name="T4">7) сприяю <text:s/>жителям відповідних сіл у підготовці документів, що подаються до органів місцевого самоврядування та державної виконавчої влади;</text:span><text:span text:style-name="T4"/></text:p>
      <text:p text:style-name="P5" loext:marker-style-name="T4"><text:span text:style-name="T4">8) здійснюю моніторинг за дотриманням прав і законних інтересів жителів відповідних сіл у сфері соціального захисту, культури, освіти, спорту, туризму, житлово-комунального господарства, реалізації права на працю, медичну допомогу;</text:span><text:span text:style-name="T4"/></text:p>
      <text:p text:style-name="P5" loext:marker-style-name="T4"><text:span text:style-name="T4">9) вчиняю нотаріальні дії, передбачені частиною першою статті 37 Закону України «Про нотаріат» (в обсягах, що відповідають вимогам чинного законодавства);</text:span><text:span text:style-name="T4"/></text:p>
      <text:p text:style-name="P5" loext:marker-style-name="T4"><text:span text:style-name="T4">10) здійснюю <text:s/>заходи із ведення погосподарського обліку на території відповідних сіл;</text:span><text:span text:style-name="T4"/></text:p>
      <text:p text:style-name="P5" loext:marker-style-name="T4"><text:span text:style-name="T4">11) забезпечую <text:s/>ведення </text:span><text:span text:style-name="T5">персонально-первинного обліку</text:span><text:span text:style-name="T2"> </text:span><text:span text:style-name="T4">призовників і військовозобов’язаних;</text:span></text:p>
      <text:p text:style-name="P5" loext:marker-style-name="T4"><text:span text:style-name="T4">12) <text:s/>надаю <text:s/>адміністративні послуги у випадках, передбачених рішеннями міської ради;</text:span><text:span text:style-name="T4"/></text:p>
      <text:p text:style-name="P5" loext:marker-style-name="T4"><text:span text:style-name="T4">13) надаю <text:s/>суб’єктам звернень, що мешкають на території відповідних сіл, вичерпну інформацію і консультації щодо порядку надання адміністративних послуг;</text:span><text:span text:style-name="T4"/></text:p>
      <text:p text:style-name="P5" loext:marker-style-name="T4"><text:span text:style-name="T4">14) </text:span><text:span text:style-name="T6">приймаю від суб’єктів звернень документи, необхідні для надання адміністративних послуг, здійснюю їхню реєстрацію та подання документів (їхніх копій) відповідним суб’єктам надання адміністративних послуг не пізніше наступного робочого дня після отримання;</text:span></text:p>
      <text:p text:style-name="P5" loext:marker-style-name="T4"><text:soft-page-break/><text:span text:style-name="T4">15) здійснюю та забезпечую <text:s/>організацію та контроль за проведенням усіх видів робіт та послуг на території відповідних сіл;</text:span><text:span text:style-name="T4"/></text:p>
      <text:p text:style-name="P5" loext:marker-style-name="T4"><text:span text:style-name="T4">16) не допускаю <text:s/>дій чи бездіяльності, які можуть зашкодити інтересам місцевого самоврядування та держави;</text:span><text:span text:style-name="T4"/></text:p>
      <text:p text:style-name="P6" loext:marker-style-name="T4"><text:span text:style-name="T4">17) несу матеріальну відповідальність за майно комунальної форми власності, розташоване на території с. Вербовець, с. Влащинці.</text:span><text:span text:style-name="T4"/></text:p>
      <text:p text:style-name="P3" loext:marker-style-name="T4"><text:span text:style-name="T4"><text:tab/>Прийом жителів здійснюється не менше, ніж два дні на тиждень з 08:00 до 16:00 год у селі Вербовець – понеділок, четвер; у селі Влащинці – вівторок, п’ятниця.</text:span><text:span text:style-name="T4"/></text:p>
      <text:p text:style-name="P2" loext:marker-style-name="T4"><text:span text:style-name="T4">За звітний період зареєстровано <text:s/>звернень, з них:</text:span><text:span text:style-name="T4"/></text:p>
      <text:p text:style-name="P3" loext:marker-style-name="T4"><text:span text:style-name="T4">1) 7 – послуг реєстрації/зняття з реєстрації місця проживання;</text:span><text:span text:style-name="T4"/></text:p>
      <text:p text:style-name="P3" loext:marker-style-name="T4"><text:span text:style-name="T4">2) 17 – послуг землевпорядкування та архітектури;</text:span><text:span text:style-name="T4"/></text:p>
      <text:p text:style-name="P3" loext:marker-style-name="T4"><text:span text:style-name="T4">3) 11 – нотаріальних дій;</text:span><text:span text:style-name="T4"/></text:p>
      <text:p text:style-name="P3" loext:marker-style-name="T4"><text:span text:style-name="T4">4) 117 – послуг соціального характеру;</text:span><text:span text:style-name="T4"/></text:p>
      <text:p text:style-name="P3" loext:marker-style-name="T4"><text:span text:style-name="T4">5) 186 – <text:s/>видано витягів про зареєстрованих у приміщеннях/будинку осіб, довідок-характеристик, довідок про реєстрацію місця проживання;</text:span><text:span text:style-name="T4"/></text:p>
      <text:p text:style-name="P3" loext:marker-style-name="T4"><text:span text:style-name="T4">6) <text:s/>17 – видано довідок із земельних питань;</text:span><text:span text:style-name="T4"/></text:p>
      <text:p text:style-name="P3" loext:marker-style-name="T4"><text:span text:style-name="T4">7) 124 – послуги, спрямовані на коригування адреси домогосподарств, надання одноразових матеріальних допомог, компенсації на оплату житлово- комунальних послуг особам, які розмістили в себе ВПО, видалення зелених насаджень, видачу дозволу на порушення об’єкта благоустрою, соціально-правовий захист дітей та ін.;</text:span><text:span text:style-name="T4"/></text:p>
      <text:p text:style-name="P3" loext:marker-style-name="T4"><text:span text:style-name="T4">8) 5 – оновлень персональних даних призовників, військовозобов’язаних та резервістів.</text:span><text:span text:style-name="T4"/></text:p>
      <text:p text:style-name="P2" loext:marker-style-name="T4"><text:span text:style-name="T4">Протягом 2025 року на території сіл округу виконано наступні заходи:</text:span><text:span text:style-name="T4"/></text:p>
      <text:p text:style-name="P3" loext:marker-style-name="T7"><text:span text:style-name="T4">1) проведено поточний ямковий ремонт вулиць, які перебувають на обслуговуванні Лановецької міської ради</text:span><text:span text:style-name="T7">;</text:span></text:p>
      <text:p text:style-name="P3" loext:marker-style-name="T4"><text:span text:style-name="T7">2</text:span><text:span text:style-name="T4">) збір продуктів довготривалого зберігання та засобів особистої гігієни для Збройних сил України;</text:span></text:p>
      <text:p text:style-name="P3" loext:marker-style-name="T4"><text:span text:style-name="T7">3</text:span><text:span text:style-name="T4">) консультування та допомога внутрішньо переміщеним особам, які прибули до старостинського округу через військову агресію росії;</text:span></text:p>
      <text:p text:style-name="P3" loext:marker-style-name="T9"><text:span text:style-name="T9">4) скошування бур`янів, розчищення від кущів та чагарників території парків, кладовищ та узбіч доріг відповідних сіл;</text:span><text:span text:style-name="T9"/></text:p>
      <text:p text:style-name="P3" loext:marker-style-name="T9"><text:span text:style-name="T9">5) грейдерування доріг;</text:span><text:span text:style-name="T9"/></text:p>
      <text:p text:style-name="P3" loext:marker-style-name="T9"><text:span text:style-name="T9">6) співпраця з благодійними фондами щодо допомоги дітям загиблих військових, дітям-сиротам та багатодітним сім’ям;</text:span><text:span text:style-name="T9"/></text:p>
      <text:p text:style-name="P3" loext:marker-style-name="T9"><text:span text:style-name="T8">7</text:span><text:span text:style-name="T9">) видача продуктових наборів сім’</text:span><text:span text:style-name="T8">ям</text:span><text:span text:style-name="T9"> військових ЗСУ, одиноким пенсіонерам.</text:span></text:p>
      <text:p text:style-name="P4" loext:marker-style-name="T4"><text:span text:style-name="T4">У населених пунктах, що належать до складу старостинського округу були проведені благодійні концерти, приуроченні Дню Конституції України й Незалежності України та Українському козацтву. Вилученні <text:s/>кошти, з яких спрямували на підтримку ЗСУ.</text:span><text:span text:style-name="T4"/></text:p>
      <text:p text:style-name="P3" loext:marker-style-name="T9"><text:span text:style-name="T9"><text:tab/>Також варто зазначити, що співпраця з приватними підприємцями та підприємствами дала змогу залучити додаткові кошти на поточні потреби округу. </text:span><text:span text:style-name="T9"/></text:p>
      <text:p text:style-name="P2" loext:marker-style-name="T9"><text:span text:style-name="T9">Так ФОП Батраков Олександр надав благодійну продуктову допомогу одиноким пенсіонерам. </text:span><text:span text:style-name="T9"/></text:p>
      <text:p text:style-name="P2" loext:marker-style-name="T9"><text:span text:style-name="T9">ПП «Влад» придбало подарунки для учнів початкових класів і дошкільного підрозділу Вербовецького закладу загальної середньої освіти І-ІІІ ступенів.</text:span><text:span text:style-name="T9"/></text:p>
      <text:p text:style-name="P2" loext:marker-style-name="T7"><text:span text:style-name="T7">ФГ «</text:span><text:span text:style-name="T4">СМП» надало допомогу в розчищенні сільських доріг від снігу.</text:span><text:span text:style-name="T7"> </text:span></text:p>
      <text:p text:style-name="P2" loext:marker-style-name="T7"><text:soft-page-break/><text:span text:style-name="T7">Пам'ять – це те, що живе у серці, те чим живе душа. Пам'ять – це те, що залишається нам, попри втрати… Ми з шаною і повагою схиляємо голови перед нашими Героями, нашими воїнами, нашими захисниками, які віддали найдорожче – своє життя за Україну, за кожного й кожну з нас. <text:s/>Серед цих Героїв є жителі нашого старостинського округу:</text:span><text:span text:style-name="T7"/></text:p>
      <text:p text:style-name="P2" loext:marker-style-name="T7"><text:span text:style-name="T7">Зажерей Зіновій Олександрович, уродженець с. Вербовець;</text:span><text:span text:style-name="T7"/></text:p>
      <text:p text:style-name="P2" loext:marker-style-name="T7"><text:span text:style-name="T7">Дробоцький Олег Ігорович, уродженець с. Вербовець;</text:span><text:span text:style-name="T7"/></text:p>
      <text:p text:style-name="P2" loext:marker-style-name="T7"><text:span text:style-name="T7">Мельничук Микола Григорович, житель с. Влащинці;</text:span><text:span text:style-name="T7"/></text:p>
      <text:p text:style-name="P2" loext:marker-style-name="T7"><text:span text:style-name="T7">Мазурок Микола Григорович, житель с. Вербовець;</text:span><text:span text:style-name="T7"/></text:p>
      <text:p text:style-name="P2" loext:marker-style-name="T7"><text:span text:style-name="T7">Кухарук Віталій Ігорович, уродженець с. Влащинці.</text:span><text:span text:style-name="T7"/></text:p>
      <text:p text:style-name="P2" loext:marker-style-name="T7"><text:span text:style-name="T7">На жаль, 2025 рік став роком, коли наш старостинський округ укотре зазнав болю. Ми знову втратили Героїв:</text:span><text:span text:style-name="T7"/></text:p>
      <text:p text:style-name="P2" loext:marker-style-name="T7"><text:span text:style-name="T7">Герасимюка Василя Івановича, жителя с. Вербовець;</text:span><text:span text:style-name="T7"/></text:p>
      <text:p text:style-name="P2" loext:marker-style-name="T7"><text:span text:style-name="T7">Зиска Сергія Анатолійовича, жителя с. Вербовець;</text:span><text:span text:style-name="T7"/></text:p>
      <text:p text:style-name="P2" loext:marker-style-name="T7"><text:span text:style-name="T7">Босака Олександра Миколайовича, жителя с. Вербовець.</text:span><text:span text:style-name="T7"/></text:p>
      <text:p text:style-name="P3" loext:marker-style-name="T4"><text:span text:style-name="T4"><text:tab/>Висловлюю подяку міському голові, депутатам ради, працівникам бюджетних закладів, підприємцям, аграріям, <text:s/>активним громадянам сіл, всім, хто докладає зусиль для покращення життя нашого старостинського округу. Особливо вдячний жителям старостинського округу, які несуть службу у Збройних силах України. Хай віра українців оберігає вас від ворожої зброї, а любов до країни не вичерпується навіть у найскладніші миті! Дякуємо, підтримуємо та молимось за вас!</text:span><text:span text:style-name="T4"/></text:p>
      <text:p text:style-name="P8" loext:marker-style-name="T4"/>
      <text:p text:style-name="P8" loext:marker-style-name="T4"/>
      <text:p text:style-name="P8" loext:marker-style-name="T4"/>
      <text:p text:style-name="P7" loext:marker-style-name="T11"><text:span text:style-name="T1">Староста <text:tab/><text:tab/><text:tab/><text:tab/> <text:s text:c="51"/>Григорій СМОЛІЙ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rvts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2cm" fo:margin-bottom="1.499cm" fo:margin-left="3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r-WK11</meta:initial-creator>
    <dc:creator>Вікторія Хом'як</dc:creator>
    <meta:editing-cycles>4</meta:editing-cycles>
    <meta:creation-date>2026-02-02T14:43:00</meta:creation-date>
    <dc:date>2026-02-03T06:50:00</dc:date>
    <meta:editing-duration>PT16H7M</meta:editing-duration>
    <meta:generator>LibreOffice/24.2.4.2$Linux_X86_64 LibreOffice_project/51a6219feb6075d9a4c46691dcfe0cd9c4fff3c2</meta:generator>
    <meta:document-statistic meta:table-count="0" meta:image-count="0" meta:object-count="0" meta:page-count="3" meta:paragraph-count="63" meta:word-count="973" meta:character-count="7456" meta:non-whitespace-character-count="6439"/>
    <meta:user-defined meta:name="AppVersion">16.0000</meta:user-defined>
    <meta:user-defined meta:name="Company">diakov.net</meta:user-defined>
    <meta:user-defined meta:name="ICV">c608900ffb504a08aa5d320cbe4cc2d7</meta:user-defined>
    <meta:template xlink:type="simple" xlink:actuate="onRequest" xlink:title="Normal.dotm" xlink:href=""/>
  </office:meta>
</office:document-meta>
</file>